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51819"/>
    </style:style>
    <style:style style:name="P2" style:family="paragraph" style:parent-style-name="Standard">
      <style:text-properties officeooo:paragraph-rsid="000518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 Counting Users</text:p>
      <text:p text:style-name="P1">-- Exercise 1: </text:p>
      <text:p text:style-name="P1">-- We’ll be using the users table to answer the question </text:p>
      <text:p text:style-name="P1">-- “How many new users are added each day?“. </text:p>
      <text:p text:style-name="P1">-- Start by making sure you understand the columns in the table</text:p>
      <text:p text:style-name="P1"/>
      <text:p text:style-name="P1">-- SELECT *</text:p>
      <text:p text:style-name="P1">-- FROM dsv1069.users;</text:p>
      <text:p text:style-name="P1">-- created_at</text:p>
      <text:p text:style-name="P1">-- deleted_at</text:p>
      <text:p text:style-name="P1">-- email_address</text:p>
      <text:p text:style-name="P1">-- first_name</text:p>
      <text:p text:style-name="P1">-- id</text:p>
      <text:p text:style-name="P1">-- last_name</text:p>
      <text:p text:style-name="P1">-- merged_at</text:p>
      <text:p text:style-name="P1">-- parent_user_id</text:p>
      <text:p text:style-name="P1"/>
      <text:p text:style-name="P1">-- understand what is going on with the merged at id</text:p>
      <text:p text:style-name="P1">-- SELECT id,</text:p>
      <text:p text:style-name="P1">-- <text:s text:c="2"/>parent_user_id,</text:p>
      <text:p text:style-name="P1">-- <text:s text:c="2"/>merged_at</text:p>
      <text:p text:style-name="P1">-- FROM dsv1069.users</text:p>
      <text:p text:style-name="P1">-- ORDER BY parent_user_id ASC;</text:p>
      <text:p text:style-name="P1"/>
      <text:p text:style-name="P1">SELECT DATE(created_at) AS day,</text:p>
      <text:p text:style-name="P1"><text:s text:c="2"/>COUNT(*) AS users</text:p>
      <text:p text:style-name="P1">FROM dsv1069.users</text:p>
      <text:p text:style-name="P1">GROUP BY day</text:p>
      <text:p text:style-name="P1">ORDER BY day ASC;</text:p>
      <text:p text:style-name="P1"/>
      <text:p text:style-name="P1">-- Exercise 2: </text:p>
      <text:p text:style-name="P1">-- WIthout worrying about deleted user or merged users, </text:p>
      <text:p text:style-name="P1">-- count the number of users added each day.</text:p>
      <text:p text:style-name="P1"/>
      <text:p text:style-name="P1">-- columns</text:p>
      <text:p text:style-name="P1">-- created_at</text:p>
      <text:p text:style-name="P1">-- deleted_at</text:p>
      <text:p text:style-name="P1">-- email_address</text:p>
      <text:p text:style-name="P1">-- first_name</text:p>
      <text:p text:style-name="P1">-- id</text:p>
      <text:p text:style-name="P1">-- last_name</text:p>
      <text:p text:style-name="P1">-- merged_at</text:p>
      <text:p text:style-name="P1">-- parent_user_id</text:p>
      <text:p text:style-name="P1"/>
      <text:p text:style-name="P1">-- SELECT COUNT(id) as num_users</text:p>
      <text:p text:style-name="P1">-- FROM dsv1069.users;</text:p>
      <text:p text:style-name="P1">-- returns 117,178 users</text:p>
      <text:p text:style-name="P1"/>
      <text:p text:style-name="P1">SELECT DATE(created_at) AS day,</text:p>
      <text:p text:style-name="P1"><text:s text:c="2"/>COUNT(id) as num_users</text:p>
      <text:p text:style-name="P1">FROM dsv1069.users</text:p>
      <text:p text:style-name="P1">GROUP BY day</text:p>
      <text:p text:style-name="P1"><text:soft-page-break/>ORDER BY day ASC;</text:p>
      <text:p text:style-name="P1"/>
      <text:p text:style-name="P1">-- Exercise 3: </text:p>
      <text:p text:style-name="P1">-- Consider the following query. Is this the right way to count </text:p>
      <text:p text:style-name="P1">-- merged or deleted users? </text:p>
      <text:p text:style-name="P1">-- If all of our users were deleted tomorrow what would the result look like?</text:p>
      <text:p text:style-name="P1"/>
      <text:p text:style-name="P1"/>
      <text:p text:style-name="P1">-- columns</text:p>
      <text:p text:style-name="P1">-- created_at</text:p>
      <text:p text:style-name="P1">-- deleted_at</text:p>
      <text:p text:style-name="P1">-- email_address</text:p>
      <text:p text:style-name="P1">-- first_name</text:p>
      <text:p text:style-name="P1">-- id</text:p>
      <text:p text:style-name="P1">-- last_name</text:p>
      <text:p text:style-name="P1">-- merged_at</text:p>
      <text:p text:style-name="P1">-- parent_user_id</text:p>
      <text:p text:style-name="P1"/>
      <text:p text:style-name="P1">-- SELECT COUNT(id) as num_users</text:p>
      <text:p text:style-name="P1">-- FROM dsv1069.users;</text:p>
      <text:p text:style-name="P1">-- returns 117,178 users</text:p>
      <text:p text:style-name="P1"/>
      <text:p text:style-name="P1">-- SELECT DATE(created_at) AS date_created,</text:p>
      <text:p text:style-name="P1">-- <text:s text:c="2"/>COUNT(id) as num_users</text:p>
      <text:p text:style-name="P1">-- FROM dsv1069.users</text:p>
      <text:p text:style-name="P1">-- GROUP BY date_created</text:p>
      <text:p text:style-name="P1">-- ORDER BY date_created ASC;</text:p>
      <text:p text:style-name="P1"/>
      <text:p text:style-name="P1">SELECT DATE(created_at) AS day,</text:p>
      <text:p text:style-name="P1"><text:s text:c="2"/>COUNT(*) AS users</text:p>
      <text:p text:style-name="P1">FROM dsv1069.users</text:p>
      <text:p text:style-name="P1">WHERE deleted_at IS NULL</text:p>
      <text:p text:style-name="P1"><text:s text:c="2"/>AND (id &lt;&gt; parent_user_id OR parent_user_id IS NULL)</text:p>
      <text:p text:style-name="P1">GROUP BY day;</text:p>
      <text:p text:style-name="P1"/>
      <text:p text:style-name="P1">-- Exercise 4: </text:p>
      <text:p text:style-name="P1">-- Count the number of users deleted each day. Then count the number of users</text:p>
      <text:p text:style-name="P1">-- removed due to merging in a similar way.</text:p>
      <text:p text:style-name="P1"/>
      <text:p text:style-name="P1"/>
      <text:p text:style-name="P1"/>
      <text:p text:style-name="P1">-- columns</text:p>
      <text:p text:style-name="P1">-- created_at</text:p>
      <text:p text:style-name="P1">-- deleted_at</text:p>
      <text:p text:style-name="P1">-- email_address</text:p>
      <text:p text:style-name="P1">-- first_name</text:p>
      <text:p text:style-name="P1">-- id</text:p>
      <text:p text:style-name="P1">-- last_name</text:p>
      <text:p text:style-name="P1">-- merged_at</text:p>
      <text:p text:style-name="P1">-- parent_user_id</text:p>
      <text:p text:style-name="P1"/>
      <text:p text:style-name="P1">-- SELECT COUNT(id) as num_users</text:p>
      <text:p text:style-name="P1"><text:soft-page-break/>-- FROM dsv1069.users;</text:p>
      <text:p text:style-name="P1">-- returns 117,178 users</text:p>
      <text:p text:style-name="P1"/>
      <text:p text:style-name="P1">-- SELECT DATE(created_at) AS date_created,</text:p>
      <text:p text:style-name="P1">-- <text:s text:c="2"/>COUNT(id) as num_users</text:p>
      <text:p text:style-name="P1">-- FROM dsv1069.users</text:p>
      <text:p text:style-name="P1">-- GROUP BY date_created</text:p>
      <text:p text:style-name="P1">-- ORDER BY date_created ASC;</text:p>
      <text:p text:style-name="P1"/>
      <text:p text:style-name="P1">-- SELECT COUNT(*) AS users</text:p>
      <text:p text:style-name="P1">-- FROM dsv1069.users</text:p>
      <text:p text:style-name="P1">-- WHERE deleted_at IS NOT NULL</text:p>
      <text:p text:style-name="P1">-- returns 2,888 users</text:p>
      <text:p text:style-name="P1"/>
      <text:p text:style-name="P1">SELECT DATE(created_at) AS day,</text:p>
      <text:p text:style-name="P1"><text:s text:c="2"/>COUNT(*) AS users</text:p>
      <text:p text:style-name="P1">FROM dsv1069.users</text:p>
      <text:p text:style-name="P1">WHERE deleted_at IS NOT NULL</text:p>
      <text:p text:style-name="P1">GROUP BY day;</text:p>
      <text:p text:style-name="P1"/>
      <text:p text:style-name="P1">-- Exercise 5: </text:p>
      <text:p text:style-name="P1">-- Use the pieces you’ve built as subtables and create a table that has a column for</text:p>
      <text:p text:style-name="P1">-- the date, the number of users created, the number of users deleted and </text:p>
      <text:p text:style-name="P1">-- the number of users merged that day.</text:p>
      <text:p text:style-name="P1"/>
      <text:p text:style-name="P1">-- columns</text:p>
      <text:p text:style-name="P1">-- created_at</text:p>
      <text:p text:style-name="P1">-- deleted_at</text:p>
      <text:p text:style-name="P1">-- email_address</text:p>
      <text:p text:style-name="P1">-- first_name</text:p>
      <text:p text:style-name="P1">-- id</text:p>
      <text:p text:style-name="P1">-- last_name</text:p>
      <text:p text:style-name="P1">-- merged_at</text:p>
      <text:p text:style-name="P1">-- parent_user_id</text:p>
      <text:p text:style-name="P1"/>
      <text:p text:style-name="P1">SELECT new.day,</text:p>
      <text:p text:style-name="P1"><text:s text:c="2"/>new.new_added_users,</text:p>
      <text:p text:style-name="P1"><text:s text:c="2"/>COALESCE(deleted.deleted_users, 0) AS deleted_users,</text:p>
      <text:p text:style-name="P1"><text:s text:c="2"/>COALESCE(merged.merged_users, 0) AS merged_users,</text:p>
      <text:p text:style-name="P1"><text:s text:c="2"/>(new.new_added_users - COALESCE(deleted.deleted_users, 0) - COALESCE(merged.merged_users, 0)) </text:p>
      <text:p text:style-name="P1"><text:s text:c="4"/>AS net_added_users</text:p>
      <text:p text:style-name="P1">FROM (SELECT DATE(created_at) AS day,</text:p>
      <text:p text:style-name="P1"><text:s text:c="4"/>COUNT(*) AS new_added_users</text:p>
      <text:p text:style-name="P1"><text:s text:c="2"/>FROM dsv1069.users</text:p>
      <text:p text:style-name="P1"><text:s text:c="2"/>GROUP BY day) new</text:p>
      <text:p text:style-name="P1">LEFT JOIN </text:p>
      <text:p text:style-name="P1"><text:s text:c="2"/>(SELECT DATE(created_at) AS day,</text:p>
      <text:p text:style-name="P1"><text:s text:c="4"/>COUNT(*) AS deleted_users</text:p>
      <text:p text:style-name="P1"><text:s text:c="2"/>FROM dsv1069.users</text:p>
      <text:p text:style-name="P1"><text:s text:c="2"/>WHERE deleted_at IS NOT NULL</text:p>
      <text:p text:style-name="P1"><text:s text:c="2"/>GROUP BY day) deleted</text:p>
      <text:p text:style-name="P1"><text:soft-page-break/><text:s text:c="2"/>ON deleted.day = new.day</text:p>
      <text:p text:style-name="P1">LEFT JOIN </text:p>
      <text:p text:style-name="P1"><text:s text:c="2"/>(SELECT DATE(merged_at) AS day,</text:p>
      <text:p text:style-name="P1"><text:s text:c="4"/>COUNT(*) AS merged_users</text:p>
      <text:p text:style-name="P1"><text:s text:c="2"/>FROM dsv1069.users</text:p>
      <text:p text:style-name="P1"><text:s text:c="2"/>WHERE id &lt;&gt; parent_user_id</text:p>
      <text:p text:style-name="P1"><text:s text:c="2"/>AND parent_user_id IS NOT NULL</text:p>
      <text:p text:style-name="P1"><text:s text:c="2"/>GROUP BY day) merged</text:p>
      <text:p text:style-name="P1">ON merged.day = new.day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29T18:12:03.970000000</dc:date>
    <meta:editing-duration>PT52M11S</meta:editing-duration>
    <meta:editing-cycles>3</meta:editing-cycles>
    <meta:generator>LibreOffice/7.2.4.1$Windows_X86_64 LibreOffice_project/27d75539669ac387bb498e35313b970b7fe9c4f9</meta:generator>
    <meta:document-statistic meta:table-count="0" meta:image-count="0" meta:object-count="0" meta:page-count="4" meta:paragraph-count="140" meta:word-count="538" meta:character-count="3397" meta:non-whitespace-character-count="2919"/>
  </office:meta>
</office:document-meta>
</file>